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2.95cm"/>
    </style:style>
    <style:style style:name="Tabelle1.B" style:family="table-column">
      <style:table-column-properties style:column-width="1.393cm"/>
    </style:style>
    <style:style style:name="Tabelle1.C" style:family="table-column">
      <style:table-column-properties style:column-width="1.386cm"/>
    </style:style>
    <style:style style:name="Tabelle1.D" style:family="table-column">
      <style:table-column-properties style:column-width="1.282cm"/>
    </style:style>
    <style:style style:name="Tabelle1.A1" style:family="table-cell">
      <style:table-cell-properties fo:padding="0.049cm" fo:border="1pt solid #000000"/>
    </style:style>
    <style:style style:name="Tabel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fo:font-size="12pt" fo:font-weight="bold" style:font-size-asian="12pt" style:font-size-complex="12pt"/>
    </style:style>
    <style:style style:name="P2" style:family="paragraph" style:parent-style-name="Table_20_Contents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/>
      <style:text-properties fo:font-size="12pt" officeooo:rsid="000df586" officeooo:paragraph-rsid="000df586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/>
      <style:text-properties fo:font-size="12pt" officeooo:paragraph-rsid="000df586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/>
      <style:text-properties fo:font-size="12pt" officeooo:rsid="000e4343" officeooo:paragraph-rsid="000e4343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/>
      <style:text-properties fo:font-size="12pt" officeooo:rsid="001029f4" officeooo:paragraph-rsid="001029f4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/>
      <style:text-properties fo:font-size="12pt" officeooo:paragraph-rsid="001029f4" style:font-size-asian="12pt" style:font-size-complex="12pt"/>
    </style:style>
    <style:style style:name="T1" style:family="text">
      <style:text-properties officeooo:rsid="000df586"/>
    </style:style>
    <style:style style:name="T2" style:family="text">
      <style:text-properties officeooo:rsid="000e4343"/>
    </style:style>
    <style:style style:name="T3" style:family="text">
      <style:text-properties officeooo:rsid="001029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Aufgabe</text:p>
          </table:table-cell>
          <table:table-cell table:style-name="Tabelle1.B1" office:value-type="string">
            <text:p text:style-name="P1">D</text:p>
          </table:table-cell>
          <table:table-cell table:style-name="Tabelle1.B1" office:value-type="string">
            <text:p text:style-name="P1">K</text:p>
          </table:table-cell>
          <table:table-cell table:style-name="Tabelle1.B1" office:value-type="string">
            <text:p text:style-name="P1">J</text:p>
          </table:table-cell>
        </table:table-row>
        <table:table-row>
          <table:table-cell table:style-name="Tabelle1.A2" office:value-type="string">
            <text:p text:style-name="P2">Allgemeines</text:p>
            <text:p text:style-name="P2">Teamerstellung, Organisation, Koordination, Planung</text:p>
          </table:table-cell>
          <table:table-cell table:style-name="Tabelle1.B2" office:value-type="string">
            <text:p text:style-name="P2"> <text:span text:style-name="T3">33</text:span></text:p>
          </table:table-cell>
          <table:table-cell table:style-name="Tabelle1.B2" office:value-type="string">
            <text:p text:style-name="P2"> <text:span text:style-name="T3">33</text:span></text:p>
          </table:table-cell>
          <table:table-cell table:style-name="Tabelle1.B2" office:value-type="string">
            <text:p text:style-name="P2"> <text:span text:style-name="T3">33</text:span></text:p>
          </table:table-cell>
        </table:table-row>
        <table:table-row>
          <table:table-cell table:style-name="Tabelle1.A2" office:value-type="string">
            <text:p text:style-name="P2">Präsentation</text:p>
            <text:p text:style-name="P7">Anz. Themen</text:p>
          </table:table-cell>
          <table:table-cell table:style-name="Tabelle1.B2" office:value-type="string">
            <text:p text:style-name="P2"> <text:span text:style-name="T3">33</text:span></text:p>
          </table:table-cell>
          <table:table-cell table:style-name="Tabelle1.B2" office:value-type="string">
            <text:p text:style-name="P2"> <text:span text:style-name="T3">33</text:span></text:p>
          </table:table-cell>
          <table:table-cell table:style-name="Tabelle1.B2" office:value-type="string">
            <text:p text:style-name="P2"> <text:span text:style-name="T3">33</text:span></text:p>
          </table:table-cell>
        </table:table-row>
        <table:table-row>
          <table:table-cell table:style-name="Tabelle1.A2" office:value-type="string">
            <text:p text:style-name="P2">Projektbericht</text:p>
            <text:p text:style-name="P2">Anz. Projektkapitel</text:p>
          </table:table-cell>
          <table:table-cell table:style-name="Tabelle1.B2" office:value-type="string">
            <text:p text:style-name="P2"> <text:span text:style-name="T3">33</text:span></text:p>
          </table:table-cell>
          <table:table-cell table:style-name="Tabelle1.B2" office:value-type="string">
            <text:p text:style-name="P2"> <text:span text:style-name="T3">33</text:span></text:p>
          </table:table-cell>
          <table:table-cell table:style-name="Tabelle1.B2" office:value-type="string">
            <text:p text:style-name="P2"> <text:span text:style-name="T3">33</text:span></text:p>
          </table:table-cell>
        </table:table-row>
        <table:table-row>
          <table:table-cell table:style-name="Tabelle1.A2" office:value-type="string">
            <text:p text:style-name="P2">Einarbeitung</text:p>
            <text:p text:style-name="P2">RTAudio, RTP-Protokoll, Grundlagen der Audioverarbeitung</text:p>
          </table:table-cell>
          <table:table-cell table:style-name="Tabelle1.B2" office:value-type="string">
            <text:p text:style-name="P2"> <text:span text:style-name="T2">33</text:span></text:p>
          </table:table-cell>
          <table:table-cell table:style-name="Tabelle1.B2" office:value-type="string">
            <text:p text:style-name="P2"> <text:span text:style-name="T2">33</text:span></text:p>
          </table:table-cell>
          <table:table-cell table:style-name="Tabelle1.B2" office:value-type="string">
            <text:p text:style-name="P2"> <text:span text:style-name="T2">33</text:span></text:p>
          </table:table-cell>
        </table:table-row>
        <table:table-row>
          <table:table-cell table:style-name="Tabelle1.A2" office:value-type="string">
            <text:p text:style-name="P2">Architektur</text:p>
            <text:p text:style-name="P5">AudioProcessor, Prinzipien des objektorientierten Designs</text:p>
          </table:table-cell>
          <table:table-cell table:style-name="Tabelle1.B2" office:value-type="string">
            <text:p text:style-name="P6"/>
          </table:table-cell>
          <table:table-cell table:style-name="Tabelle1.B2" office:value-type="string">
            <text:p text:style-name="P6">100</text:p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Schnittstelle zur Audiohardware</text:p>
            <text:p text:style-name="P2">AudioHandler, RTAudioWrapper, AudioHandlerFactory</text:p>
          </table:table-cell>
          <table:table-cell table:style-name="Tabelle1.B2" office:value-type="string">
            <text:p text:style-name="P2"> <text:span text:style-name="T2">50</text:span></text:p>
          </table:table-cell>
          <table:table-cell table:style-name="Tabelle1.B2" office:value-type="string">
            <text:p text:style-name="P2"> <text:span text:style-name="T2">50</text:span></text:p>
          </table:table-cell>
          <table:table-cell table:style-name="Tabelle1.B2" office:value-type="string">
            <text:p text:style-name="P2"> </text:p>
          </table:table-cell>
        </table:table-row>
        <table:table-row>
          <table:table-cell table:style-name="Tabelle1.A2" office:value-type="string">
            <text:p text:style-name="P2">Audiokompression</text:p>
            <text:p text:style-name="P2">ProcessorOpus</text:p>
          </table:table-cell>
          <table:table-cell table:style-name="Tabelle1.B2" office:value-type="string">
            <text:p text:style-name="P2"> </text:p>
          </table:table-cell>
          <table:table-cell table:style-name="Tabelle1.B2" office:value-type="string">
            <text:p text:style-name="P2"> </text:p>
          </table:table-cell>
          <table:table-cell table:style-name="Tabelle1.B2" office:value-type="string">
            <text:p text:style-name="P2"> <text:span text:style-name="T2">100</text:span></text:p>
          </table:table-cell>
        </table:table-row>
        <table:table-row>
          <table:table-cell table:style-name="Tabelle1.A2" office:value-type="string">
            <text:p text:style-name="P2">Netzwerk</text:p>
            <text:p text:style-name="P8">NetworkWrapper, UDPWrapper, RTPPackageHandler, <text:s/>RTPListener, <text:span text:style-name="T1">RTCP</text:span></text:p>
          </table:table-cell>
          <table:table-cell table:style-name="Tabelle1.B2" office:value-type="string">
            <text:p text:style-name="P2"> <text:span text:style-name="T2">100</text:span></text:p>
          </table:table-cell>
          <table:table-cell table:style-name="Tabelle1.B2" office:value-type="string">
            <text:p text:style-name="P2"> </text:p>
          </table:table-cell>
          <table:table-cell table:style-name="Tabelle1.B2" office:value-type="string">
            <text:p text:style-name="P2"> </text:p>
          </table:table-cell>
        </table:table-row>
        <table:table-row>
          <table:table-cell table:style-name="Tabelle1.A2" office:value-type="string">
            <text:p text:style-name="P2">Buffer</text:p>
            <text:p text:style-name="P5">RTPBuffer, Jitter-Buffer</text:p>
          </table:table-cell>
          <table:table-cell table:style-name="Tabelle1.B2" office:value-type="string">
            <text:p text:style-name="P2"> <text:span text:style-name="T2">100</text:span></text:p>
          </table:table-cell>
          <table:table-cell table:style-name="Tabelle1.B2" office:value-type="string">
            <text:p text:style-name="P2"> </text:p>
          </table:table-cell>
          <table:table-cell table:style-name="Tabelle1.B2" office:value-type="string">
            <text:p text:style-name="P2"> </text:p>
          </table:table-cell>
        </table:table-row>
        <table:table-row>
          <table:table-cell table:style-name="Tabelle1.A2" office:value-type="string">
            <text:p text:style-name="P2">Konfigurationen</text:p>
            <text:p text:style-name="P2">NetworkConfiguration, <text:span text:style-name="T1">A</text:span>udioConfiguration <text:span text:style-name="T1">ParameterConfiguration, UserInput, Utlity</text:span></text:p>
          </table:table-cell>
          <table:table-cell table:style-name="Tabelle1.B2" office:value-type="string">
            <text:p text:style-name="P2"> <text:span text:style-name="T2">70</text:span></text:p>
          </table:table-cell>
          <table:table-cell table:style-name="Tabelle1.B2" office:value-type="string">
            <text:p text:style-name="P2"> </text:p>
          </table:table-cell>
          <table:table-cell table:style-name="Tabelle1.B2" office:value-type="string">
            <text:p text:style-name="P2"> <text:span text:style-name="T2">30</text:span></text:p>
          </table:table-cell>
        </table:table-row>
        <table:table-row>
          <table:table-cell table:style-name="Tabelle1.A2" office:value-type="string">
            <text:p text:style-name="P2"><text:span text:style-name="T1">Zusätzliche </text:span>Prozessoren</text:p>
            <text:p text:style-name="P2">ProcessorWAV</text:p>
          </table:table-cell>
          <table:table-cell table:style-name="Tabelle1.B2" office:value-type="string">
            <text:p text:style-name="P2"> </text:p>
          </table:table-cell>
          <table:table-cell table:style-name="Tabelle1.B2" office:value-type="string">
            <text:p text:style-name="P2"> <text:span text:style-name="T2">70</text:span></text:p>
          </table:table-cell>
          <table:table-cell table:style-name="Tabelle1.B2" office:value-type="string">
            <text:p text:style-name="P2"> <text:span text:style-name="T2">30</text:span></text:p>
          </table:table-cell>
        </table:table-row>
        <table:table-row>
          <table:table-cell table:style-name="Tabelle1.A2" office:value-type="string">
            <text:p text:style-name="P2">Statistik</text:p>
            <text:p text:style-name="P2">ProfilingAudioProcessor</text:p>
          </table:table-cell>
          <table:table-cell table:style-name="Tabelle1.B2" office:value-type="string">
            <text:p text:style-name="P2"> <text:span text:style-name="T2">100</text:span></text:p>
          </table:table-cell>
          <table:table-cell table:style-name="Tabelle1.B2" office:value-type="string">
            <text:p text:style-name="P2"> </text:p>
          </table:table-cell>
          <table:table-cell table:style-name="Tabelle1.B2" office:value-type="string">
            <text:p text:style-name="P2"> </text:p>
          </table:table-cell>
        </table:table-row>
        <table:table-row>
          <table:table-cell table:style-name="Tabelle1.A2" office:value-type="string">
            <text:p text:style-name="P6">Tests</text:p>
            <text:p text:style-name="P6">LAN/W-LAN/WAN</text:p>
          </table:table-cell>
          <table:table-cell table:style-name="Tabelle1.B2" office:value-type="string">
            <text:p text:style-name="P2"> <text:span text:style-name="T2">30</text:span></text:p>
          </table:table-cell>
          <table:table-cell table:style-name="Tabelle1.B2" office:value-type="string">
            <text:p text:style-name="P7">20</text:p>
          </table:table-cell>
          <table:table-cell table:style-name="Tabelle1.B2" office:value-type="string">
            <text:p text:style-name="P7">50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2"/>
          </table:table-cell>
          <table:table-cell table:style-name="Tabelle1.B2" office:value-type="string">
            <text:p text:style-name="P6"/>
          </table:table-cell>
          <table:table-cell table:style-name="Tabelle1.B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7">Gesamtleistung (subjektive Sicht):</text:p>
          </table:table-cell>
          <table:table-cell table:style-name="Tabelle1.B2" office:value-type="string">
            <text:p text:style-name="P2"> <text:span text:style-name="T3">582</text:span></text:p>
          </table:table-cell>
          <table:table-cell table:style-name="Tabelle1.B2" office:value-type="string">
            <text:p text:style-name="P7">372</text:p>
          </table:table-cell>
          <table:table-cell table:style-name="Tabelle1.B2" office:value-type="string">
            <text:p text:style-name="P2"> <text:span text:style-name="T3">342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33:37.432000000</meta:creation-date>
    <dc:date>2016-02-03T15:26:12.877000000</dc:date>
    <meta:editing-duration>PT5M13S</meta:editing-duration>
    <meta:editing-cycles>3</meta:editing-cycles>
    <meta:generator>LibreOffice/5.0.3.2$Windows_x86 LibreOffice_project/e5f16313668ac592c1bfb310f4390624e3dbfb75</meta:generator>
    <dc:creator>Jonas </dc:creator>
    <meta:document-statistic meta:table-count="1" meta:image-count="0" meta:object-count="0" meta:page-count="1" meta:paragraph-count="71" meta:word-count="89" meta:character-count="794" meta:non-whitespace-character-count="728"/>
  </office:meta>
</office:document-meta>
</file>